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5.272cm" fo:min-width="15.022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4.8cm" fo:min-width="2.7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9.668cm" fo:min-width="2.118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0.728cm" fo:min-width="2.47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7.2cm" svg:height="17.2cm" svg:x="5.9cm" svg:y="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3.6cm" svg:height="15.4cm" svg:x="12.5cm" svg:y="3cm">
          <text:p text:style-name="P1">Princip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2.9cm" svg:height="10.2cm" svg:x="7.1cm" svg:y="6.4cm">
          <text:p text:style-name="P1">Maneja</text:p>
          <text:p text:style-name="P1">Event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2" draw:id="id2" draw:layer="layout" svg:width="3.3cm" svg:height="11.3cm" svg:x="18.8cm" svg:y="6.3cm">
          <text:p text:style-name="P1">Thread</text:p>
          <text:p text:style-name="P1">Modelo</text:p>
          <text:p text:style-name="P1"/>
          <text:p text:style-name="P1"/>
          <text:p text:style-name="P1">Ejecución</text:p>
          <text:p text:style-name="P1">Simulació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6.1cm" svg:y1="10.7cm" svg:x2="20.45cm" svg:y2="6.3cm" draw:start-shape="id1" draw:start-glue-point="1" draw:end-shape="id2" draw:end-glue-point="0" svg:d="M16100 10700h1351v-4901h2999v501" svg:viewBox="0 0 4351 4902">
          <text:p/>
        </draw:connector>
        <draw:connector draw:style-name="gr5" draw:text-style-name="P1" draw:layer="layout" svg:x1="20.45cm" svg:y1="17.6cm" svg:x2="14.3cm" svg:y2="18.4cm" draw:start-shape="id2" draw:start-glue-point="2" draw:end-shape="id1" draw:end-glue-point="2" svg:d="M20450 17600v1302h-6150v-502" svg:viewBox="0 0 6151 1303">
          <text:p/>
        </draw:connector>
        <draw:connector draw:style-name="gr5" draw:text-style-name="P1" draw:layer="layout" svg:x1="12.5cm" svg:y1="10.7cm" svg:x2="8.55cm" svg:y2="6.4cm" draw:start-shape="id1" draw:start-glue-point="3" draw:end-shape="id3" draw:end-glue-point="0" svg:d="M12500 10700h-1249v-4801h-2701v501" svg:viewBox="0 0 3951 4802">
          <text:p/>
        </draw:connector>
        <draw:connector draw:style-name="gr5" draw:text-style-name="P1" draw:layer="layout" svg:x1="8.55cm" svg:y1="16.6cm" svg:x2="14.3cm" svg:y2="18.4cm" draw:start-shape="id3" draw:start-glue-point="2" draw:end-shape="id1" draw:end-glue-point="2" svg:d="M8550 16600v2302h5750v-502" svg:viewBox="0 0 5751 23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k Velasquez</meta:initial-creator>
    <meta:creation-date>2016-10-21T17:07:33.308136953</meta:creation-date>
    <dc:date>2016-11-12T13:44:18.824942501</dc:date>
    <meta:editing-duration>PT21M33S</meta:editing-duration>
    <meta:editing-cycles>5</meta:editing-cycles>
    <meta:generator>LibreOffice/4.3.3.2$Linux_X86_64 LibreOffice_project/430m0$Build-2</meta:generator>
    <meta:document-statistic meta:object-count="8"/>
  </office:meta>
</office:document-meta>
</file>